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2611in" fo:margin-left="-0.075in" fo:margin-top="0in" fo:margin-bottom="0in" table:align="left" style:writing-mode="lr-tb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1.5743in"/>
    </style:style>
    <style:style style:name="Table1.C" style:family="table-column">
      <style:table-column-properties style:column-width="2.0417in"/>
    </style:style>
    <style:style style:name="Table1.D" style:family="table-column">
      <style:table-column-properties style:column-width="1.5646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2611in" fo:margin-left="-0.075in" fo:margin-top="0in" fo:margin-bottom="0in" table:align="left" style:writing-mode="lr-tb"/>
    </style:style>
    <style:style style:name="Table2.A" style:family="table-column">
      <style:table-column-properties style:column-width="1.0799in"/>
    </style:style>
    <style:style style:name="Table2.B" style:family="table-column">
      <style:table-column-properties style:column-width="1.5743in"/>
    </style:style>
    <style:style style:name="Table2.C" style:family="table-column">
      <style:table-column-properties style:column-width="2.0417in"/>
    </style:style>
    <style:style style:name="Table2.D" style:family="table-column">
      <style:table-column-properties style:column-width="1.5646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padding-left="0.075in" fo:padding-right="0.075in" fo:padding-top="0in" fo:padding-bottom="0in" fo:border="0.5pt solid #bfbfbf" style:writing-mode="lr-tb"/>
    </style:style>
    <style:style style:name="Table2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2611in" fo:margin-left="-0.075in" fo:margin-top="0in" fo:margin-bottom="0in" table:align="left" style:writing-mode="lr-tb"/>
    </style:style>
    <style:style style:name="Table3.A" style:family="table-column">
      <style:table-column-properties style:column-width="1.0799in"/>
    </style:style>
    <style:style style:name="Table3.B" style:family="table-column">
      <style:table-column-properties style:column-width="1.5743in"/>
    </style:style>
    <style:style style:name="Table3.C" style:family="table-column">
      <style:table-column-properties style:column-width="2.0417in"/>
    </style:style>
    <style:style style:name="Table3.D" style:family="table-column">
      <style:table-column-properties style:column-width="1.5646in"/>
    </style:style>
    <style:style style:name="Table3.1" style:family="table-row">
      <style:table-row-properties style:min-row-height="0.2361in" fo:keep-together="auto"/>
    </style:style>
    <style:style style:name="Table3.A1" style:family="table-cell">
      <style:table-cell-properties fo:padding-left="0.075in" fo:padding-right="0.075in" fo:padding-top="0in" fo:padding-bottom="0in" fo:border="0.5pt solid #bfbfbf" style:writing-mode="lr-tb"/>
    </style:style>
    <style:style style:name="Table3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6.2611in" fo:margin-left="-0.075in" fo:margin-top="0in" fo:margin-bottom="0in" table:align="left" style:writing-mode="lr-tb"/>
    </style:style>
    <style:style style:name="Table4.A" style:family="table-column">
      <style:table-column-properties style:column-width="1.0799in"/>
    </style:style>
    <style:style style:name="Table4.B" style:family="table-column">
      <style:table-column-properties style:column-width="1.5743in"/>
    </style:style>
    <style:style style:name="Table4.C" style:family="table-column">
      <style:table-column-properties style:column-width="2.0417in"/>
    </style:style>
    <style:style style:name="Table4.D" style:family="table-column">
      <style:table-column-properties style:column-width="1.5646in"/>
    </style:style>
    <style:style style:name="Table4.1" style:family="table-row">
      <style:table-row-properties style:min-row-height="0.2361in" fo:keep-together="auto"/>
    </style:style>
    <style:style style:name="Table4.A1" style:family="table-cell">
      <style:table-cell-properties fo:padding-left="0.075in" fo:padding-right="0.075in" fo:padding-top="0in" fo:padding-bottom="0in" fo:border="0.5pt solid #bfbfbf" style:writing-mode="lr-tb"/>
    </style:style>
    <style:style style:name="Table4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5" style:family="table">
      <style:table-properties style:width="6.2611in" fo:margin-left="-0.075in" fo:margin-top="0in" fo:margin-bottom="0in" table:align="left" style:writing-mode="lr-tb"/>
    </style:style>
    <style:style style:name="Table5.A" style:family="table-column">
      <style:table-column-properties style:column-width="1.0799in"/>
    </style:style>
    <style:style style:name="Table5.B" style:family="table-column">
      <style:table-column-properties style:column-width="1.5743in"/>
    </style:style>
    <style:style style:name="Table5.C" style:family="table-column">
      <style:table-column-properties style:column-width="2.0417in"/>
    </style:style>
    <style:style style:name="Table5.D" style:family="table-column">
      <style:table-column-properties style:column-width="1.5646in"/>
    </style:style>
    <style:style style:name="Table5.1" style:family="table-row">
      <style:table-row-properties style:min-row-height="0.2361in" fo:keep-together="auto"/>
    </style:style>
    <style:style style:name="Table5.A1" style:family="table-cell">
      <style:table-cell-properties fo:padding-left="0.075in" fo:padding-right="0.075in" fo:padding-top="0in" fo:padding-bottom="0in" fo:border="0.5pt solid #bfbfbf" style:writing-mode="lr-tb"/>
    </style:style>
    <style:style style:name="Table5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6" style:family="table">
      <style:table-properties style:width="6.2611in" fo:margin-left="-0.075in" fo:margin-top="0in" fo:margin-bottom="0in" table:align="left" style:writing-mode="lr-tb"/>
    </style:style>
    <style:style style:name="Table6.A" style:family="table-column">
      <style:table-column-properties style:column-width="1.0778in"/>
    </style:style>
    <style:style style:name="Table6.B" style:family="table-column">
      <style:table-column-properties style:column-width="1.5764in"/>
    </style:style>
    <style:style style:name="Table6.C" style:family="table-column">
      <style:table-column-properties style:column-width="2.0458in"/>
    </style:style>
    <style:style style:name="Table6.D" style:family="table-column">
      <style:table-column-properties style:column-width="1.5604in"/>
    </style:style>
    <style:style style:name="Table6.1" style:family="table-row">
      <style:table-row-properties style:min-row-height="0.2361in" fo:keep-together="auto"/>
    </style:style>
    <style:style style:name="Table6.A1" style:family="table-cell">
      <style:table-cell-properties fo:padding-left="0.075in" fo:padding-right="0.075in" fo:padding-top="0in" fo:padding-bottom="0in" fo:border="0.5pt solid #bfbfbf" style:writing-mode="lr-tb"/>
    </style:style>
    <style:style style:name="Table6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7" style:family="table">
      <style:table-properties style:width="6.2611in" fo:margin-left="-0.075in" fo:margin-top="0in" fo:margin-bottom="0in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5743in"/>
    </style:style>
    <style:style style:name="Table7.C" style:family="table-column">
      <style:table-column-properties style:column-width="2.0417in"/>
    </style:style>
    <style:style style:name="Table7.D" style:family="table-column">
      <style:table-column-properties style:column-width="1.5646in"/>
    </style:style>
    <style:style style:name="Table7.1" style:family="table-row">
      <style:table-row-properties style:min-row-height="0.2361in" fo:keep-together="auto"/>
    </style:style>
    <style:style style:name="Table7.A1" style:family="table-cell">
      <style:table-cell-properties fo:padding-left="0.075in" fo:padding-right="0.075in" fo:padding-top="0in" fo:padding-bottom="0in" fo:border="0.5pt solid #bfbfbf" style:writing-mode="lr-tb"/>
    </style:style>
    <style:style style:name="Table7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A13" style:family="table-cell">
      <style:table-cell-properties fo:background-color="#f2f2f2" fo:padding-left="0.075in" fo:padding-right="0.075in" fo:padding-top="0in" fo:padding-bottom="0in" fo:border-left="0.5pt solid #bfbfbf" fo:border-right="0.5pt solid #bfbfbf" fo:border-top="none" fo:border-bottom="0.5pt solid #bfbfbf" style:writing-mode="lr-tb">
        <style:background-image/>
      </style:table-cell-properties>
    </style:style>
    <style:style style:name="Table8" style:family="table">
      <style:table-properties style:width="6.2611in" fo:margin-left="-0.075in" fo:margin-top="0in" fo:margin-bottom="0in" table:align="left" style:writing-mode="lr-tb"/>
    </style:style>
    <style:style style:name="Table8.A" style:family="table-column">
      <style:table-column-properties style:column-width="1.0799in"/>
    </style:style>
    <style:style style:name="Table8.B" style:family="table-column">
      <style:table-column-properties style:column-width="1.5743in"/>
    </style:style>
    <style:style style:name="Table8.C" style:family="table-column">
      <style:table-column-properties style:column-width="2.0417in"/>
    </style:style>
    <style:style style:name="Table8.D" style:family="table-column">
      <style:table-column-properties style:column-width="1.5646in"/>
    </style:style>
    <style:style style:name="Table8.1" style:family="table-row">
      <style:table-row-properties style:min-row-height="0.2361in" fo:keep-together="auto"/>
    </style:style>
    <style:style style:name="Table8.A1" style:family="table-cell">
      <style:table-cell-properties fo:padding-left="0.075in" fo:padding-right="0.075in" fo:padding-top="0in" fo:padding-bottom="0in" fo:border="0.5pt solid #bfbfbf" style:writing-mode="lr-tb"/>
    </style:style>
    <style:style style:name="Table8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9" style:family="table">
      <style:table-properties style:width="6.2611in" fo:margin-left="-0.075in" fo:margin-top="0in" fo:margin-bottom="0in" table:align="left" style:writing-mode="lr-tb"/>
    </style:style>
    <style:style style:name="Table9.A" style:family="table-column">
      <style:table-column-properties style:column-width="1.0799in"/>
    </style:style>
    <style:style style:name="Table9.B" style:family="table-column">
      <style:table-column-properties style:column-width="1.5743in"/>
    </style:style>
    <style:style style:name="Table9.C" style:family="table-column">
      <style:table-column-properties style:column-width="2.0417in"/>
    </style:style>
    <style:style style:name="Table9.D" style:family="table-column">
      <style:table-column-properties style:column-width="1.5646in"/>
    </style:style>
    <style:style style:name="Table9.1" style:family="table-row">
      <style:table-row-properties style:min-row-height="0.2361in" fo:keep-together="auto"/>
    </style:style>
    <style:style style:name="Table9.A1" style:family="table-cell">
      <style:table-cell-properties fo:padding-left="0.075in" fo:padding-right="0.075in" fo:padding-top="0in" fo:padding-bottom="0in" fo:border="0.5pt solid #bfbfbf" style:writing-mode="lr-tb"/>
    </style:style>
    <style:style style:name="Table9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10" style:family="table">
      <style:table-properties style:width="6.2611in" fo:margin-left="-0.075in" fo:margin-top="0in" fo:margin-bottom="0in" table:align="left" style:writing-mode="lr-tb"/>
    </style:style>
    <style:style style:name="Table10.A" style:family="table-column">
      <style:table-column-properties style:column-width="1.0799in"/>
    </style:style>
    <style:style style:name="Table10.B" style:family="table-column">
      <style:table-column-properties style:column-width="1.6139in"/>
    </style:style>
    <style:style style:name="Table10.C" style:family="table-column">
      <style:table-column-properties style:column-width="2.0021in"/>
    </style:style>
    <style:style style:name="Table10.D" style:family="table-column">
      <style:table-column-properties style:column-width="1.5646in"/>
    </style:style>
    <style:style style:name="Table10.1" style:family="table-row">
      <style:table-row-properties style:min-row-height="0.2361in" fo:keep-together="auto"/>
    </style:style>
    <style:style style:name="Table10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0.A2" style:family="table-cell">
      <style:table-cell-properties fo:background-color="#f2f2f2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style:min-row-height="0.2083in" fo:keep-together="auto"/>
    </style:style>
    <style:style style:name="Table10.10" style:family="table-row">
      <style:table-row-properties style:min-row-height="0.25in" fo:keep-together="auto"/>
    </style:style>
    <style:style style:name="Table10.A12" style:family="table-cell">
      <style:table-cell-properties fo:background-color="#f2f2f2" fo:padding-left="0.075in" fo:padding-right="0.075in" fo:padding-top="0in" fo:padding-bottom="0in" fo:border-left="0.5pt solid #bfbfbf" fo:border-right="0.5pt solid #bfbfbf" fo:border-top="none" fo:border-bottom="0.5pt solid #bfbfbf" style:writing-mode="lr-tb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4" style:family="paragraph" style:parent-style-name="List_20_Paragraph" style:list-style-name="WWNum1">
      <style:paragraph-properties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">
      <style:paragraph-properties fo:margin-left="0.5in" fo:line-height="100%" fo:text-align="start" style:justify-single-word="false" fo:orphans="2" fo:widows="2" fo:hyphenation-ladder-count="no-limit" fo:hyphenation-keep="auto" loext:hyphenation-keep-type="column" fo:text-indent="0in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1">
      <style:paragraph-properties fo:margin-top="0in" fo:margin-bottom="0.111in" style:contextual-spacing="true" fo:line-height="100%" fo:break-before="page"/>
    </style:style>
    <style:style style:name="P9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officeooo:rsid="0002a89f" officeooo:paragraph-rsid="0002a89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officeooo:rsid="00045ef5" officeooo:paragraph-rsid="00045ef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officeooo:rsid="0003d6c8" officeooo:paragraph-rsid="0003d6c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11in" style:contextual-spacing="false" fo:line-height="100%" fo:break-before="page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Times New Roman" fo:font-size="12p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text:number-lines="true" text:line-number="0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.111in" style:contextual-spacing="false" fo:line-height="100%"/>
    </style:style>
    <style:style style:name="T1" style:family="text">
      <style:text-properties style:font-name="Times New Roman" fo:font-size="14pt" fo:font-weight="bold" style:font-size-asian="14pt" style:font-weight-asian="bold" style:font-size-complex="12pt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bold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T6" style:family="text">
      <style:text-properties style:font-name="Times New Roman" fo:font-size="12pt" fo:font-weight="normal" style:letter-kerning="true" style:font-name-asian="Aptos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12pt" officeooo:rsid="0002a89f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T10" style:family="text">
      <style:text-properties style:font-name="Times New Roman" fo:font-size="14pt" style:font-size-asian="14pt" style:font-size-complex="12pt"/>
    </style:style>
    <style:style style:name="T11" style:family="text">
      <style:text-properties style:font-name="Times New Roman" fo:font-size="12pt" fo:language="fi" fo:country="FI" fo:font-weight="normal" style:letter-kerning="tru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fo:language="fi" fo:country="FI" fo:font-weight="bold" style:letter-kerning="true" style:font-name-asian="Aptos1" style:font-size-asian="12pt" style:language-asian="en" style:country-asian="US" style:font-weight-asian="bold" style:font-name-complex="Aptos1" style:font-size-complex="12pt" style:language-complex="ar" style:country-complex="SA" style:font-weight-complex="bold"/>
    </style:style>
    <style:style style:name="T13" style:family="text">
      <style:text-properties style:font-name="Times New Roman" fo:font-size="12pt" fo:language="fi" fo:country="FI" style:letter-kerning="true" style:font-name-asian="Aptos1" style:font-size-asian="12pt" style:language-asian="en" style:country-asian="US" style:font-name-complex="Aptos1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oiminnalliset ja ei-toiminnalliset vaatimukset</text:span><text:span text:style-name="T1"/></text:p>
      <text:p text:style-name="P2" loext:marker-style-name="T1"><text:span text:style-name="T2">Frisbeegolf-tulospalvelu</text:span><text:span text:style-name="T1"/></text:p>
      <text:p text:style-name="P3" loext:marker-style-name="T3"/>
      <text:p text:style-name="P2" loext:marker-style-name="T3"><text:span text:style-name="T4">Toiminnalliset vaatimukset</text:span><text:span text:style-name="T4"/></text:p>
      <text:list text:style-name="WWNum1">
        <text:list-item>
          <text:p text:style-name="P4" loext:marker-style-name="T3"><text:span text:style-name="T4">Käyttäjänhallinta</text:span><text:span text:style-name="T4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 loext:marker-style-name="T4"><text:span text:style-name="T5">TUNNISTE</text:span><text:span text:style-name="T5"/></text:p>
          </table:table-cell>
          <table:table-cell table:style-name="Table1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1.A1" office:value-type="string">
            <text:p text:style-name="P5" loext:marker-style-name="T4"><text:span text:style-name="T5">KUVAUS</text:span><text:span text:style-name="T5"/></text:p>
          </table:table-cell>
          <table:table-cell table:style-name="Table1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1.1">
          <table:table-cell table:style-name="Table1.A2" office:value-type="string">
            <text:p text:style-name="P5" loext:marker-style-name="T4"><text:span text:style-name="T6">SP-1/001</text:span><text:span text:style-name="T5"/></text:p>
          </table:table-cell>
          <table:table-cell table:style-name="Table1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2" office:value-type="string">
            <text:p text:style-name="P6" loext:marker-style-name="T3"><text:span text:style-name="T7">Käyttäjän tulee voida luoda tili palveluun (sisältää käyttäjätunnuksen, salasanan, sähköpostin, käyttäjän lähtömaa, uniikki ID)</text:span><text:span text:style-name="T7"/></text:p>
          </table:table-cell>
          <table:table-cell table:style-name="Table1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.3">
          <table:table-cell table:style-name="Table1.A1" office:value-type="string">
            <text:p text:style-name="P5" loext:marker-style-name="T4"><text:span text:style-name="T6">SP-1/002</text:span><text:span text:style-name="T5"/></text:p>
          </table:table-cell>
          <table:table-cell table:style-name="Table1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1" office:value-type="string">
            <text:p text:style-name="P6" loext:marker-style-name="T3"><text:span text:style-name="T7">Käyttäjän tulee voida kirjautua palveluun rekisteröityessä annetuilla tiedoilla</text:span><text:span text:style-name="T7"/></text:p>
          </table:table-cell>
          <table:table-cell table:style-name="Table1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.4">
          <table:table-cell table:style-name="Table1.A2" office:value-type="string">
            <text:p text:style-name="P5" loext:marker-style-name="T4"><text:span text:style-name="T6">SP-1/003</text:span><text:span text:style-name="T5"/></text:p>
          </table:table-cell>
          <table:table-cell table:style-name="Table1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2" office:value-type="string">
            <text:p text:style-name="P6" loext:marker-style-name="T3"><text:span text:style-name="T7">Käyttäjän tulee voida vaihtaa unohtunut salasana uuteen</text:span><text:span text:style-name="T7"/></text:p>
          </table:table-cell>
          <table:table-cell table:style-name="Table1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.5">
          <table:table-cell table:style-name="Table1.A1" office:value-type="string">
            <text:p text:style-name="P5" loext:marker-style-name="T4"><text:span text:style-name="T6">SP-1/004</text:span><text:span text:style-name="T5"/></text:p>
          </table:table-cell>
          <table:table-cell table:style-name="Table1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1" office:value-type="string">
            <text:p text:style-name="P6" loext:marker-style-name="T3"><text:span text:style-name="T7">Käyttäjällä tulee olla mahdollisuus poistaa tilinsä koska tahansa</text:span><text:span text:style-name="T7"/></text:p>
          </table:table-cell>
          <table:table-cell table:style-name="Table1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.6">
          <table:table-cell table:style-name="Table1.A2" office:value-type="string">
            <text:p text:style-name="P5" loext:marker-style-name="T4"><text:span text:style-name="T6">SP-1/005</text:span><text:span text:style-name="T5"/></text:p>
          </table:table-cell>
          <table:table-cell table:style-name="Table1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2" office:value-type="string">
            <text:p text:style-name="P6" loext:marker-style-name="T3"><text:span text:style-name="T7">Käyttäjälle lähetetään vahvistusviesti tilin luomisesta</text:span><text:span text:style-name="T7"/></text:p>
          </table:table-cell>
          <table:table-cell table:style-name="Table1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.7">
          <table:table-cell table:style-name="Table1.A1" office:value-type="string">
            <text:p text:style-name="P5" loext:marker-style-name="T4"><text:span text:style-name="T6">SP-1/006</text:span><text:span text:style-name="T5"/></text:p>
          </table:table-cell>
          <table:table-cell table:style-name="Table1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1.A1" office:value-type="string">
            <text:p text:style-name="P6" loext:marker-style-name="T3"><text:span text:style-name="T7">Käyttäjällä tulee olla mahdollisuus lisätä PDGA-numero omaan profiiliinsa</text:span><text:span text:style-name="T7"/></text:p>
          </table:table-cell>
          <table:table-cell table:style-name="Table1.A1" office:value-type="string">
            <text:p text:style-name="P6" loext:marker-style-name="T3"><text:span text:style-name="T7">Korkea</text:span><text:span text:style-name="T7"/></text:p>
          </table:table-cell>
        </table:table-row>
      </table:table>
      <text:p text:style-name="P3" loext:marker-style-name="T3"/>
      <text:p text:style-name="P7" loext:marker-style-name="T8"/>
      <text:list text:continue-numbering="true" text:style-name="WWNum1">
        <text:list-item>
          <text:p text:style-name="P8" loext:marker-style-name="T3"><text:span text:style-name="T4">Sovelluksen yleisnäkymä</text:span><text:span text:style-name="T4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 loext:marker-style-name="T4"><text:span text:style-name="T5">TUNNISTE</text:span><text:span text:style-name="T5"/></text:p>
          </table:table-cell>
          <table:table-cell table:style-name="Table2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2.A1" office:value-type="string">
            <text:p text:style-name="P5" loext:marker-style-name="T4"><text:span text:style-name="T5">KUVAUS</text:span><text:span text:style-name="T5"/></text:p>
          </table:table-cell>
          <table:table-cell table:style-name="Table2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2.1">
          <table:table-cell table:style-name="Table2.A2" office:value-type="string">
            <text:p text:style-name="P5" loext:marker-style-name="T4"><text:span text:style-name="T6">SP-2/001</text:span><text:span text:style-name="T5"/></text:p>
          </table:table-cell>
          <table:table-cell table:style-name="Table2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2" office:value-type="string">
            <text:p text:style-name="P6" loext:marker-style-name="T3"><text:span text:style-name="T7">Sovelluksessa tulee olla rekisteröitymisnäkymä (ks. SP-1/001)</text:span><text:span text:style-name="T7"/></text:p>
          </table:table-cell>
          <table:table-cell table:style-name="Table2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1">
          <table:table-cell table:style-name="Table2.A1" office:value-type="string">
            <text:p text:style-name="P5" loext:marker-style-name="T4"><text:span text:style-name="T6">SP-2/002</text:span><text:span text:style-name="T5"/></text:p>
          </table:table-cell>
          <table:table-cell table:style-name="Table2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1" office:value-type="string">
            <text:p text:style-name="P6" loext:marker-style-name="T3"><text:span text:style-name="T7">Sovelluksessa tulee olla kirjautumisnäkymä (ks. SP-1/002, SP-1/003)</text:span><text:span text:style-name="T7"/></text:p>
          </table:table-cell>
          <table:table-cell table:style-name="Table2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4"><text:span text:style-name="T6">SP-2/003</text:span><text:span text:style-name="T5"/></text:p>
          </table:table-cell>
          <table:table-cell table:style-name="Table2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2" office:value-type="string">
            <text:p text:style-name="P6" loext:marker-style-name="T3"><text:span text:style-name="T7">Sovelluksessa tulee olla navigointipalkki, jossa voi siirtyä eri sivujen välillä</text:span><text:span text:style-name="T7"/></text:p>
          </table:table-cell>
          <table:table-cell table:style-name="Table2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5">
          <table:table-cell table:style-name="Table2.A1" office:value-type="string">
            <text:p text:style-name="P5" loext:marker-style-name="T4"><text:span text:style-name="T6">SP-2/004</text:span><text:span text:style-name="T5"/></text:p>
          </table:table-cell>
          <table:table-cell table:style-name="Table2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1" office:value-type="string">
            <text:p text:style-name="P6" loext:marker-style-name="T3"><text:span text:style-name="T7">Sovelluksessa tulee olla mahdollisuus käyttäjän uloskirjautumiseen</text:span><text:span text:style-name="T7"/></text:p>
          </table:table-cell>
          <table:table-cell table:style-name="Table2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6">
          <table:table-cell table:style-name="Table2.A2" office:value-type="string">
            <text:p text:style-name="P5" loext:marker-style-name="T4"><text:span text:style-name="T6">SP-2/005</text:span><text:span text:style-name="T5"/></text:p>
          </table:table-cell>
          <table:table-cell table:style-name="Table2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2" office:value-type="string">
            <text:p text:style-name="P6" loext:marker-style-name="T3"><text:span text:style-name="T7">Sovelluksessa tulee olla näkymä käyttäjän omalle profiilisivulle (ks. SP-4)</text:span><text:span text:style-name="T7"/></text:p>
          </table:table-cell>
          <table:table-cell table:style-name="Table2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7">
          <table:table-cell table:style-name="Table2.A1" office:value-type="string">
            <text:p text:style-name="P5" loext:marker-style-name="T4"><text:span text:style-name="T6">SP-2/006</text:span><text:span text:style-name="T5"/></text:p>
          </table:table-cell>
          <table:table-cell table:style-name="Table2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1" office:value-type="string">
            <text:p text:style-name="P6" loext:marker-style-name="T3"><text:span text:style-name="T7">Sovelluksessa tulee olla näkymä ratojen listaukseen (ks. SP-5)</text:span><text:span text:style-name="T7"/></text:p>
          </table:table-cell>
          <table:table-cell table:style-name="Table2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8">
          <table:table-cell table:style-name="Table2.A2" office:value-type="string">
            <text:p text:style-name="P5" loext:marker-style-name="T4"><text:span text:style-name="T6">SP-2/007</text:span><text:span text:style-name="T5"/></text:p>
          </table:table-cell>
          <table:table-cell table:style-name="Table2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2" office:value-type="string">
            <text:p text:style-name="P6" loext:marker-style-name="T3"><text:span text:style-name="T7">Sovelluksessa tulee olla karttanäkymä, jossa voi nähdä lähellä olevat radat ja niiden ominaisuudet (ks. SP-6)</text:span><text:span text:style-name="T7"/></text:p>
          </table:table-cell>
          <table:table-cell table:style-name="Table2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2.9">
          <table:table-cell table:style-name="Table2.A1" office:value-type="string">
            <text:p text:style-name="P5" loext:marker-style-name="T4"><text:span text:style-name="T6">SP-2/008</text:span><text:span text:style-name="T5"/></text:p>
          </table:table-cell>
          <table:table-cell table:style-name="Table2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2.A1" office:value-type="string">
            <text:p text:style-name="P6" loext:marker-style-name="T3"><text:span text:style-name="T7">Sovelluksessa tulee olla näkymä, jossa voi hallita turnauksia ja kilpailuja (ks. SP-7)</text:span><text:span text:style-name="T7"/></text:p>
          </table:table-cell>
          <table:table-cell table:style-name="Table2.A1" office:value-type="string">
            <text:p text:style-name="P6" loext:marker-style-name="T3"><text:span text:style-name="T7">Välttämätön</text:span><text:span text:style-name="T7"/></text:p>
          </table:table-cell>
        </table:table-row>
      </table:table>
      <text:p text:style-name="P3" loext:marker-style-name="T3"/>
      <text:p text:style-name="P7" loext:marker-style-name="T8"/>
      <text:list text:continue-numbering="true" text:style-name="WWNum1">
        <text:list-item>
          <text:p text:style-name="P8" loext:marker-style-name="T3"><text:span text:style-name="T4">Tulospalvelun ominaisuudet</text:span><text:span text:style-name="T4"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 loext:marker-style-name="T4"><text:span text:style-name="T5">TUNNISTE</text:span><text:span text:style-name="T5"/></text:p>
          </table:table-cell>
          <table:table-cell table:style-name="Table3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3.A1" office:value-type="string">
            <text:p text:style-name="P5" loext:marker-style-name="T4"><text:span text:style-name="T5">KUVAUS</text:span><text:span text:style-name="T5"/></text:p>
          </table:table-cell>
          <table:table-cell table:style-name="Table3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3.1">
          <table:table-cell table:style-name="Table3.A2" office:value-type="string">
            <text:p text:style-name="P5" loext:marker-style-name="T4"><text:span text:style-name="T6">SP-3/001</text:span><text:span text:style-name="T5"/></text:p>
          </table:table-cell>
          <table:table-cell table:style-name="Table3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3.A2" office:value-type="string">
            <text:p text:style-name="P6" loext:marker-style-name="T3"><text:span text:style-name="T7">Näkymässä tulee olla reaaliaikainen listaus meneillään olevista peleistä (ks. SP-3/002)</text:span><text:span text:style-name="T7"/></text:p>
          </table:table-cell>
          <table:table-cell table:style-name="Table3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3.3">
          <table:table-cell table:style-name="Table3.A1" office:value-type="string">
            <text:p text:style-name="P5" loext:marker-style-name="T4"><text:span text:style-name="T6">SP-3/002</text:span><text:span text:style-name="T5"/></text:p>
          </table:table-cell>
          <table:table-cell table:style-name="Table3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3.A1" office:value-type="string">
            <text:p text:style-name="P6" loext:marker-style-name="T3"><text:span text:style-name="T7">Klikkaamalla jotakin peleistä avautuu näkymä, jossa avautuu pelin yhteenvetonäkymä (ks. SP-3/003)</text:span><text:span text:style-name="T7"/></text:p>
          </table:table-cell>
          <table:table-cell table:style-name="Table3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3.4">
          <table:table-cell table:style-name="Table3.A2" office:value-type="string">
            <text:p text:style-name="P5" loext:marker-style-name="T4"><text:span text:style-name="T6">SP-3/003</text:span><text:span text:style-name="T5"/></text:p>
          </table:table-cell>
          <table:table-cell table:style-name="Table3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3.A2" office:value-type="string">
            <text:p text:style-name="P6" loext:marker-style-name="T3"><text:span text:style-name="T7">Yhteenvetonäkymästä tulee voida avata näkymä, jossa näytetään pelaajat tulosjärjestyksessä, tulosten päivittyessä reaaliajassa</text:span><text:span text:style-name="T7"/></text:p>
          </table:table-cell>
          <table:table-cell table:style-name="Table3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3.5">
          <table:table-cell table:style-name="Table3.A1" office:value-type="string">
            <text:p text:style-name="P5" loext:marker-style-name="T4"><text:span text:style-name="T6">SP-3/004</text:span><text:span text:style-name="T5"/></text:p>
          </table:table-cell>
          <table:table-cell table:style-name="Table3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3.A1" office:value-type="string">
            <text:p text:style-name="P6" loext:marker-style-name="T3"><text:span text:style-name="T7">Tulospalvelunäkymässä tulee olla myös selattava historia peleistä, jotka on pelattu aikaisemmin</text:span><text:span text:style-name="T7"/></text:p>
          </table:table-cell>
          <table:table-cell table:style-name="Table3.A1" office:value-type="string">
            <text:p text:style-name="P6" loext:marker-style-name="T3"><text:span text:style-name="T7">Korkea</text:span><text:span text:style-name="T7"/></text:p>
          </table:table-cell>
        </table:table-row>
      </table:table>
      <text:p text:style-name="P9" loext:marker-style-name="T8"/>
      <text:list text:continue-numbering="true" text:style-name="WWNum1">
        <text:list-item>
          <text:p text:style-name="P8" loext:marker-style-name="T3"><text:span text:style-name="T4">Käyttäjän profiilisivu</text:span><text:span text:style-name="T4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 loext:marker-style-name="T4"><text:span text:style-name="T5">TUNNISTE</text:span><text:span text:style-name="T5"/></text:p>
          </table:table-cell>
          <table:table-cell table:style-name="Table4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4.A1" office:value-type="string">
            <text:p text:style-name="P5" loext:marker-style-name="T4"><text:span text:style-name="T5">KUVAUS</text:span><text:span text:style-name="T5"/></text:p>
          </table:table-cell>
          <table:table-cell table:style-name="Table4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4.1">
          <table:table-cell table:style-name="Table4.A2" office:value-type="string">
            <text:p text:style-name="P5" loext:marker-style-name="T4"><text:span text:style-name="T6">SP-4/001</text:span><text:span text:style-name="T5"/></text:p>
          </table:table-cell>
          <table:table-cell table:style-name="Table4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2" office:value-type="string">
            <text:p text:style-name="P6" loext:marker-style-name="T3"><text:span text:style-name="T7">Profiilisivulla tulee näkyä käyttäjän käyttäjänimi</text:span><text:span text:style-name="T7"/></text:p>
          </table:table-cell>
          <table:table-cell table:style-name="Table4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4.3">
          <table:table-cell table:style-name="Table4.A1" office:value-type="string">
            <text:p text:style-name="P5" loext:marker-style-name="T4"><text:span text:style-name="T6">SP-4/002</text:span><text:span text:style-name="T5"/></text:p>
          </table:table-cell>
          <table:table-cell table:style-name="Table4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1" office:value-type="string">
            <text:p text:style-name="P6" loext:marker-style-name="T3"><text:span text:style-name="T7">Profiilisivulla tulee olla mahdollisuus lisätä ja näyttää käyttäjän profiilikuva</text:span><text:span text:style-name="T7"/></text:p>
          </table:table-cell>
          <table:table-cell table:style-name="Table4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4.4">
          <table:table-cell table:style-name="Table4.A2" office:value-type="string">
            <text:p text:style-name="P5" loext:marker-style-name="T4"><text:span text:style-name="T6">SP-4/003</text:span><text:span text:style-name="T5"/></text:p>
          </table:table-cell>
          <table:table-cell table:style-name="Table4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2" office:value-type="string">
            <text:p text:style-name="P6" loext:marker-style-name="T3"><text:span text:style-name="T7">Profiilisivulla tulee näkyä mistä maasta käyttäjä on kotoisin, jos tämä on asetettu profiilissa</text:span><text:span text:style-name="T7"/></text:p>
          </table:table-cell>
          <table:table-cell table:style-name="Table4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4.5">
          <table:table-cell table:style-name="Table4.A1" office:value-type="string">
            <text:p text:style-name="P5" loext:marker-style-name="T4"><text:span text:style-name="T6">SP-4/004</text:span><text:span text:style-name="T5"/></text:p>
          </table:table-cell>
          <table:table-cell table:style-name="Table4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1" office:value-type="string">
            <text:p text:style-name="P6" loext:marker-style-name="T3"><text:span text:style-name="T7">Käyttäjälle mahdollisuus päättää mitä tietoja omassa profiilissa näytetään julkisesti (yksityisyysasetukset, käyttäjänimi näytetään aina)</text:span><text:span text:style-name="T7"/></text:p>
          </table:table-cell>
          <table:table-cell table:style-name="Table4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4.6">
          <table:table-cell table:style-name="Table4.A2" office:value-type="string">
            <text:p text:style-name="P5" loext:marker-style-name="T4"><text:span text:style-name="T6">SP-4/005</text:span><text:span text:style-name="T5"/></text:p>
          </table:table-cell>
          <table:table-cell table:style-name="Table4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2" office:value-type="string">
            <text:p text:style-name="P6" loext:marker-style-name="T3"><text:span text:style-name="T7">Profiilisivulla voidaan näyttää statistiikkaa käyttäjän aikaisemmista peleistä ja/tai turnauksista</text:span><text:span text:style-name="T7"/></text:p>
          </table:table-cell>
          <table:table-cell table:style-name="Table4.A2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4.7">
          <table:table-cell table:style-name="Table4.A1" office:value-type="string">
            <text:p text:style-name="P5" loext:marker-style-name="T4"><text:span text:style-name="T6">SP-4/006</text:span><text:span text:style-name="T5"/></text:p>
          </table:table-cell>
          <table:table-cell table:style-name="Table4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1" office:value-type="string">
            <text:p text:style-name="P6" loext:marker-style-name="T3"><text:span text:style-name="T7">Käyttäjä voi valita näytetäänkö käyttäjän PDGA-numero profiilisivulla (ks. SP-1/006)</text:span><text:span text:style-name="T7"/></text:p>
          </table:table-cell>
          <table:table-cell table:style-name="Table4.A1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4.8">
          <table:table-cell table:style-name="Table4.A2" office:value-type="string">
            <text:p text:style-name="P5" loext:marker-style-name="T4"><text:span text:style-name="T6">SP-4/006</text:span><text:span text:style-name="T5"/></text:p>
          </table:table-cell>
          <table:table-cell table:style-name="Table4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4.A2" office:value-type="string">
            <text:p text:style-name="P6" loext:marker-style-name="T3"><text:span text:style-name="T7">Profiilisivulla tulee olla mahdollisuus näyttää käyttäjän peleissä käyttämät kiekot (in-the-bag -ominaisuus)</text:span><text:span text:style-name="T7"/></text:p>
          </table:table-cell>
          <table:table-cell table:style-name="Table4.A2" office:value-type="string">
            <text:p text:style-name="P6" loext:marker-style-name="T3"><text:span text:style-name="T7">Matala</text:span><text:span text:style-name="T7"/></text:p>
          </table:table-cell>
        </table:table-row>
      </table:table>
      <text:p text:style-name="P3" loext:marker-style-name="T3"/>
      <text:p text:style-name="P7" loext:marker-style-name="T8"/>
      <text:list text:continue-numbering="true" text:style-name="WWNum1">
        <text:list-item>
          <text:p text:style-name="P8" loext:marker-style-name="T3"><text:span text:style-name="T4">Ratojen listaus</text:span><text:span text:style-name="T4"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 loext:marker-style-name="T4"><text:span text:style-name="T5">TUNNISTE</text:span><text:span text:style-name="T5"/></text:p>
          </table:table-cell>
          <table:table-cell table:style-name="Table5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5.A1" office:value-type="string">
            <text:p text:style-name="P5" loext:marker-style-name="T4"><text:span text:style-name="T5">KUVAUS</text:span><text:span text:style-name="T5"/></text:p>
          </table:table-cell>
          <table:table-cell table:style-name="Table5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5.1">
          <table:table-cell table:style-name="Table5.A2" office:value-type="string">
            <text:p text:style-name="P5" loext:marker-style-name="T4"><text:span text:style-name="T6">SP-5/001</text:span><text:span text:style-name="T5"/></text:p>
          </table:table-cell>
          <table:table-cell table:style-name="Table5.A2" office:value-type="string">
            <text:p text:style-name="P6" loext:marker-style-name="T3"><text:span text:style-name="T7">Suunnittelupalaveri 4.10.2024,</text:span></text:p>
            <text:p text:style-name="P10" loext:marker-style-name="T3"><text:span text:style-name="T7">päivitetty</text:span></text:p>
            <text:p text:style-name="P10" loext:marker-style-name="T3"><text:span text:style-name="T7">13.11.2024</text:span></text:p>
          </table:table-cell>
          <table:table-cell table:style-name="Table5.A2" office:value-type="string">
            <text:p text:style-name="P6" loext:marker-style-name="T3"><text:span text:style-name="T7">Näkymässä tulee olla listaus radoista, jotka ovat järjestetty etäisyyden mukaan käyttäjään nähden. Näkymässä tulee myös näkyä radan karkea </text:span><text:span text:style-name="T9">etäisyys</text:span><text:span text:style-name="T7"> (ks. SP-6/002)</text:span></text:p>
          </table:table-cell>
          <table:table-cell table:style-name="Table5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5.3">
          <table:table-cell table:style-name="Table5.A1" office:value-type="string">
            <text:p text:style-name="P5" loext:marker-style-name="T4"><text:span text:style-name="T6">SP-5/002</text:span><text:span text:style-name="T5"/></text:p>
          </table:table-cell>
          <table:table-cell table:style-name="Table5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5.A1" office:value-type="string">
            <text:p text:style-name="P6" loext:marker-style-name="T3"><text:span text:style-name="T7">Klikkaamalla rataa, näytetään alasvetolaatikossa radan ominaisuuksia (ks. SP-5/003)</text:span><text:span text:style-name="T7"/></text:p>
          </table:table-cell>
          <table:table-cell table:style-name="Table5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5.4">
          <table:table-cell table:style-name="Table5.A2" office:value-type="string">
            <text:p text:style-name="P5" loext:marker-style-name="T4"><text:span text:style-name="T6">SP-5/003</text:span><text:span text:style-name="T5"/></text:p>
          </table:table-cell>
          <table:table-cell table:style-name="Table5.A2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5.A2" office:value-type="string">
            <text:p text:style-name="P6" loext:marker-style-name="T3"><text:span text:style-name="T7">Alasvetolaatikossa näytetään radan kuvaus, väylien määrä, radan vaikeustaso</text:span><text:span text:style-name="T7"/></text:p>
          </table:table-cell>
          <table:table-cell table:style-name="Table5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5.5">
          <table:table-cell table:style-name="Table5.A1" office:value-type="string">
            <text:p text:style-name="P5" loext:marker-style-name="T4"><text:span text:style-name="T6">SP-5/004</text:span><text:span text:style-name="T5"/></text:p>
          </table:table-cell>
          <table:table-cell table:style-name="Table5.A1" office:value-type="string">
            <text:p text:style-name="P6" loext:marker-style-name="T3"><text:span text:style-name="T7">Suunnittelupalaveri 4.10.2024</text:span><text:span text:style-name="T7"/></text:p>
          </table:table-cell>
          <table:table-cell table:style-name="Table5.A1" office:value-type="string">
            <text:p text:style-name="P6" loext:marker-style-name="T3"><text:span text:style-name="T7">Avaamalla radan klikkaamalla tai koskettamalla, siirrytään radan omaan näkymään, jossa näytetään radan kaikki tiedot</text:span><text:span text:style-name="T7"/></text:p>
          </table:table-cell>
          <table:table-cell table:style-name="Table5.A1" office:value-type="string">
            <text:p text:style-name="P6" loext:marker-style-name="T3"><text:span text:style-name="T7">Välttämätön</text:span><text:span text:style-name="T7"/></text:p>
          </table:table-cell>
        </table:table-row>
      </table:table>
      <text:p text:style-name="P3" loext:marker-style-name="T3"/>
      <text:p text:style-name="P7" loext:marker-style-name="T8"/>
      <text:list text:continue-numbering="true" text:style-name="WWNum1">
        <text:list-item>
          <text:p text:style-name="P8" loext:marker-style-name="T3"><text:span text:style-name="T4">Karttaominaisuus</text:span><text:span text:style-name="T4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" loext:marker-style-name="T4"><text:span text:style-name="T5">TUNNISTE</text:span><text:span text:style-name="T5"/></text:p>
          </table:table-cell>
          <table:table-cell table:style-name="Table6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6.A1" office:value-type="string">
            <text:p text:style-name="P5" loext:marker-style-name="T4"><text:span text:style-name="T5">KUVAUS</text:span><text:span text:style-name="T5"/></text:p>
          </table:table-cell>
          <table:table-cell table:style-name="Table6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6.1">
          <table:table-cell table:style-name="Table6.A2" office:value-type="string">
            <text:p text:style-name="P5" loext:marker-style-name="T4"><text:span text:style-name="T6">SP-6/001</text:span><text:span text:style-name="T5"/></text:p>
          </table:table-cell>
          <table:table-cell table:style-name="Table6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6.A2" office:value-type="string">
            <text:p text:style-name="P6" loext:marker-style-name="T3"><text:span text:style-name="T7">Sovelluksen tulee pystyä hyödyntämään, tarkastelemaan ja tallentamaan mobiililaitteiden sijaintitietoja (jos käyttäjä antaa tälle oikeudet)</text:span><text:span text:style-name="T7"/></text:p>
          </table:table-cell>
          <table:table-cell table:style-name="Table6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6.3">
          <table:table-cell table:style-name="Table6.A1" office:value-type="string">
            <text:p text:style-name="P5" loext:marker-style-name="T4"><text:span text:style-name="T6">SP-6/002</text:span><text:span text:style-name="T5"/></text:p>
          </table:table-cell>
          <table:table-cell table:style-name="Table6.A1" office:value-type="string">
            <text:p text:style-name="P6" loext:marker-style-name="T3"><text:span text:style-name="T7">Suunnittelupalaveri 7.10.2024, asiakaskysely</text:span><text:span text:style-name="T7"/></text:p>
          </table:table-cell>
          <table:table-cell table:style-name="Table6.A1" office:value-type="string">
            <text:p text:style-name="P6" loext:marker-style-name="T3"><text:span text:style-name="T7">Sovelluksessa tulee olla karttaominaisuus, jossa näytetään käyttäjän sijaintitietojen perusteella käyttäjää lähinnä olevat radat</text:span><text:span text:style-name="T7"/></text:p>
          </table:table-cell>
          <table:table-cell table:style-name="Table6.A1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6.4">
          <table:table-cell table:style-name="Table6.A2" office:value-type="string">
            <text:p text:style-name="P5" loext:marker-style-name="T4"><text:span text:style-name="T6">SP-6/003</text:span><text:span text:style-name="T5"/></text:p>
          </table:table-cell>
          <table:table-cell table:style-name="Table6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6.A2" office:value-type="string">
            <text:p text:style-name="P6" loext:marker-style-name="T3"><text:span text:style-name="T7">Sovelluksessa tulee olla sisäänrakennettuna ratojen kartat, jotka voidaan piirtää karttaominaisuuden avulla kartan päälle</text:span><text:span text:style-name="T7"/></text:p>
          </table:table-cell>
          <table:table-cell table:style-name="Table6.A2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6.5">
          <table:table-cell table:style-name="Table6.A1" office:value-type="string">
            <text:p text:style-name="P5" loext:marker-style-name="T4"><text:span text:style-name="T6">SP-6/004</text:span><text:span text:style-name="T5"/></text:p>
          </table:table-cell>
          <table:table-cell table:style-name="Table6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6.A1" office:value-type="string">
            <text:p text:style-name="P6" loext:marker-style-name="T3"><text:span text:style-name="T7">Sovelluksen karttaominaisuuden ja sijaintitietojen pohjalta tulee voida tallentaa väylällä tapahtuvia tapahtumia (ks. SP-6/005-SP-6/007)</text:span><text:span text:style-name="T7"/></text:p>
          </table:table-cell>
          <table:table-cell table:style-name="Table6.A1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6.6">
          <table:table-cell table:style-name="Table6.A2" office:value-type="string">
            <text:p text:style-name="P5" loext:marker-style-name="T4"><text:span text:style-name="T6">SP-6/005</text:span><text:span text:style-name="T5"/></text:p>
          </table:table-cell>
          <table:table-cell table:style-name="Table6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6.A2" office:value-type="string">
            <text:p text:style-name="P6" loext:marker-style-name="T3"><text:span text:style-name="T7">Sijaintitietojen perusteella tulee voida tallentaa käyttäjän sijainti tietokantaan, esimerkiksi heittopaikan merkitsemistä varten</text:span><text:span text:style-name="T7"/></text:p>
          </table:table-cell>
          <table:table-cell table:style-name="Table6.A2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6.7">
          <table:table-cell table:style-name="Table6.A1" office:value-type="string">
            <text:p text:style-name="P5" loext:marker-style-name="T4"><text:span text:style-name="T6">SP-6/006</text:span><text:span text:style-name="T5"/></text:p>
          </table:table-cell>
          <table:table-cell table:style-name="Table6.A1" office:value-type="string">
            <text:p text:style-name="P6" loext:marker-style-name="T3"><text:span text:style-name="T7">Suunnittelupalaveri 7.10.2024,</text:span><text:span text:style-name="T7"/></text:p>
            <text:p text:style-name="P6" loext:marker-style-name="T3"><text:span text:style-name="T7">asiakaskysely</text:span><text:span text:style-name="T7"/></text:p>
          </table:table-cell>
          <table:table-cell table:style-name="Table6.A1" office:value-type="string">
            <text:p text:style-name="P6" loext:marker-style-name="T3"><text:span text:style-name="T7">Sijaintitietojen perusteella tulee voida mitata heiton pituus, asettamalla heiton paikan ja määrittämällä heiton päämäärä</text:span><text:span text:style-name="T7"/></text:p>
          </table:table-cell>
          <table:table-cell table:style-name="Table6.A1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6.8">
          <table:table-cell table:style-name="Table6.A2" office:value-type="string">
            <text:p text:style-name="P5" loext:marker-style-name="T4"><text:span text:style-name="T6">SP-6/007</text:span><text:span text:style-name="T5"/></text:p>
          </table:table-cell>
          <table:table-cell table:style-name="Table6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6.A2" office:value-type="string">
            <text:p text:style-name="P6" loext:marker-style-name="T3"><text:span text:style-name="T7">Käyttäjän tulee voida määrittää millä radan väylällä hän pelaa, jotta sijaintitietoja hyödyntämällä voidaan piirtää kartalle pelaajan käyttämä reitti radalla</text:span><text:span text:style-name="T7"/></text:p>
          </table:table-cell>
          <table:table-cell table:style-name="Table6.A2" office:value-type="string">
            <text:p text:style-name="P6" loext:marker-style-name="T3"><text:span text:style-name="T7">Kohtalainen</text:span><text:span text:style-name="T7"/></text:p>
          </table:table-cell>
        </table:table-row>
      </table:table>
      <text:p text:style-name="P3" loext:marker-style-name="T3"/>
      <text:list text:continue-numbering="true" text:style-name="WWNum1">
        <text:list-item>
          <text:p text:style-name="P8" loext:marker-style-name="T3"><text:span text:style-name="T4">Kilpailujen ja turnausten hallinta</text:span><text:span text:style-name="T4"/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" loext:marker-style-name="T4"><text:span text:style-name="T5">TUNNISTE</text:span><text:span text:style-name="T5"/></text:p>
          </table:table-cell>
          <table:table-cell table:style-name="Table7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7.A1" office:value-type="string">
            <text:p text:style-name="P5" loext:marker-style-name="T4"><text:span text:style-name="T5">KUVAUS</text:span><text:span text:style-name="T5"/></text:p>
          </table:table-cell>
          <table:table-cell table:style-name="Table7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7.1">
          <table:table-cell table:style-name="Table7.A2" office:value-type="string">
            <text:p text:style-name="P5" loext:marker-style-name="T4"><text:span text:style-name="T6">SP-7/001</text:span><text:span text:style-name="T5"/></text:p>
          </table:table-cell>
          <table:table-cell table:style-name="Table7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2" office:value-type="string">
            <text:p text:style-name="P6" loext:marker-style-name="T3"><text:span text:style-name="T7">Alustassa tulee olla mahdollisuus luoda uusi kilpailu tai turnaus</text:span><text:span text:style-name="T7"/></text:p>
          </table:table-cell>
          <table:table-cell table:style-name="Table7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3">
          <table:table-cell table:style-name="Table7.A1" office:value-type="string">
            <text:p text:style-name="P5" loext:marker-style-name="T4"><text:span text:style-name="T6">SP-7/002</text:span><text:span text:style-name="T5"/></text:p>
          </table:table-cell>
          <table:table-cell table:style-name="Table7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" office:value-type="string">
            <text:p text:style-name="P6" loext:marker-style-name="T3"><text:span text:style-name="T7">Kilpailuun tai turnaukseen tulee pystyä valita käytettävä rata ja radalla käytettävät väylät</text:span><text:span text:style-name="T7"/></text:p>
          </table:table-cell>
          <table:table-cell table:style-name="Table7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4">
          <table:table-cell table:style-name="Table7.A2" office:value-type="string">
            <text:p text:style-name="P5" loext:marker-style-name="T4"><text:span text:style-name="T6">SP-7/003</text:span><text:span text:style-name="T5"/></text:p>
          </table:table-cell>
          <table:table-cell table:style-name="Table7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2" office:value-type="string">
            <text:p text:style-name="P6" loext:marker-style-name="T3"><text:span text:style-name="T7">Kilpailun tai turnauksen luojan tulee voida lisätä muita käyttäjiä osallistujiksi</text:span><text:span text:style-name="T7"/></text:p>
          </table:table-cell>
          <table:table-cell table:style-name="Table7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5">
          <table:table-cell table:style-name="Table7.A1" office:value-type="string">
            <text:p text:style-name="P5" loext:marker-style-name="T4"><text:span text:style-name="T6">SP-7/004</text:span><text:span text:style-name="T5"/></text:p>
          </table:table-cell>
          <table:table-cell table:style-name="Table7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" office:value-type="string">
            <text:p text:style-name="P6" loext:marker-style-name="T3"><text:span text:style-name="T7">Kilpailulle tai turnaukselle tulee voida lisätä muita käyttäjiä hallinnoijiksi / admineiksi</text:span><text:span text:style-name="T7"/></text:p>
          </table:table-cell>
          <table:table-cell table:style-name="Table7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6">
          <table:table-cell table:style-name="Table7.A2" office:value-type="string">
            <text:p text:style-name="P5" loext:marker-style-name="T4"><text:span text:style-name="T6">SP-7/005</text:span><text:span text:style-name="T5"/></text:p>
          </table:table-cell>
          <table:table-cell table:style-name="Table7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2" office:value-type="string">
            <text:p text:style-name="P6" loext:marker-style-name="T3"><text:span text:style-name="T7">Kilpailulle tai turnaukselle tulee voida asettaa salasana, jonka perusteella käyttäjät voivat vapaasti liittyä</text:span><text:span text:style-name="T7"/></text:p>
          </table:table-cell>
          <table:table-cell table:style-name="Table7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7">
          <table:table-cell table:style-name="Table7.A1" office:value-type="string">
            <text:p text:style-name="P5" loext:marker-style-name="T4"><text:span text:style-name="T6">SP-7/006</text:span><text:span text:style-name="T5"/></text:p>
          </table:table-cell>
          <table:table-cell table:style-name="Table7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" office:value-type="string">
            <text:p text:style-name="P6" loext:marker-style-name="T3"><text:span text:style-name="T7">Kilpailulle tai turnaukselle tulee voida luoda useita kierroksia, joita pelataan järjestyksessä</text:span><text:span text:style-name="T7"/></text:p>
          </table:table-cell>
          <table:table-cell table:style-name="Table7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8">
          <table:table-cell table:style-name="Table7.A2" office:value-type="string">
            <text:p text:style-name="P5" loext:marker-style-name="T4"><text:span text:style-name="T6">SP-7/007</text:span><text:span text:style-name="T5"/></text:p>
          </table:table-cell>
          <table:table-cell table:style-name="Table7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2" office:value-type="string">
            <text:p text:style-name="P6" loext:marker-style-name="T3"><text:span text:style-name="T7">Kilpailuihin tai turnauksiin tulee voida lisätä luokkia, joiden perusteella voidaan jakaa pelaajia kategorisesti eri ryhmiin, jotka kilpailevat keskenään</text:span><text:span text:style-name="T7"/></text:p>
          </table:table-cell>
          <table:table-cell table:style-name="Table7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9">
          <table:table-cell table:style-name="Table7.A1" office:value-type="string">
            <text:p text:style-name="P5" loext:marker-style-name="T4"><text:span text:style-name="T6">SP-7/008</text:span><text:span text:style-name="T5"/></text:p>
          </table:table-cell>
          <table:table-cell table:style-name="Table7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" office:value-type="string">
            <text:p text:style-name="P6" loext:marker-style-name="T3"><text:span text:style-name="T7">Kilpailun tai turnauksen hallinnoijien tulee voida poistaa pelaajia kilpailusta</text:span><text:span text:style-name="T7"/></text:p>
          </table:table-cell>
          <table:table-cell table:style-name="Table7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10">
          <table:table-cell table:style-name="Table7.A2" office:value-type="string">
            <text:p text:style-name="P5" loext:marker-style-name="T4"><text:span text:style-name="T6">SP-7/009</text:span><text:span text:style-name="T5"/></text:p>
          </table:table-cell>
          <table:table-cell table:style-name="Table7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2" office:value-type="string">
            <text:p text:style-name="P6" loext:marker-style-name="T3"><text:span text:style-name="T7">Kilpailuilla tai turnauksilla tulee olla oma infosivu, jossa järjestäjät voivat määrittää vapaasti tietoja kilpailusta</text:span><text:span text:style-name="T7"/></text:p>
          </table:table-cell>
          <table:table-cell table:style-name="Table7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11">
          <table:table-cell table:style-name="Table7.A1" office:value-type="string">
            <text:p text:style-name="P5" loext:marker-style-name="T4"><text:span text:style-name="T6">SP-7/010</text:span><text:span text:style-name="T5"/></text:p>
          </table:table-cell>
          <table:table-cell table:style-name="Table7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" office:value-type="string">
            <text:p text:style-name="P6" loext:marker-style-name="T3"><text:span text:style-name="T7">Jos kilpailun tiedoissa tapahtuu muutoksia, tulee niistä ilmoittaa osallistujille esimerkiksi push-notifikaatiolla, tai vastaavalla menetelmällä</text:span><text:span text:style-name="T7"/></text:p>
          </table:table-cell>
          <table:table-cell table:style-name="Table7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7.12">
          <table:table-cell table:style-name="Table7.A2" office:value-type="string">
            <text:p text:style-name="P11" loext:marker-style-name="T4"/>
          </table:table-cell>
          <table:table-cell table:style-name="Table7.A2" office:value-type="string">
            <text:p text:style-name="P12" loext:marker-style-name="T3"/>
          </table:table-cell>
          <table:table-cell table:style-name="Table7.A2" office:value-type="string">
            <text:p text:style-name="P12" loext:marker-style-name="T3"/>
          </table:table-cell>
          <table:table-cell table:style-name="Table7.A2" office:value-type="string">
            <text:p text:style-name="P6" loext:marker-style-name="T3"><text:span text:style-name="T3">(jatkuu seuraavalla</text:span><text:span text:style-name="T3"/></text:p>
            <text:p text:style-name="P6" loext:marker-style-name="T3"><text:span text:style-name="T3">sivulla)</text:span><text:span text:style-name="T3"/></text:p>
          </table:table-cell>
        </table:table-row>
        <text:soft-page-break/>
        <table:table-row table:style-name="Table7.13">
          <table:table-cell table:style-name="Table7.A13" office:value-type="string">
            <text:p text:style-name="P5" loext:marker-style-name="T4"><text:span text:style-name="T6">SP-7/011</text:span><text:span text:style-name="T5"/></text:p>
          </table:table-cell>
          <table:table-cell table:style-name="Table7.A13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7.A13" office:value-type="string">
            <text:p text:style-name="P6" loext:marker-style-name="T3"><text:span text:style-name="T7">Turnaukselle tai kilpailulle tulee voida määrittää pelimuoto, kuten yksilöpeli, paripeli tai skins</text:span><text:span text:style-name="T7"/></text:p>
          </table:table-cell>
          <table:table-cell table:style-name="Table7.A13" office:value-type="string">
            <text:p text:style-name="P6" loext:marker-style-name="T3"><text:span text:style-name="T7">Välttämätön</text:span><text:span text:style-name="T7"/></text:p>
          </table:table-cell>
        </table:table-row>
      </table:table>
      <text:p text:style-name="P3" loext:marker-style-name="T3"/>
      <text:list text:continue-numbering="true" text:style-name="WWNum1">
        <text:list-item>
          <text:p text:style-name="P8" loext:marker-style-name="T3"><text:span text:style-name="T4">Tulosten kirjaaminen ja näyttäminen</text:span><text:span text:style-name="T4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5" loext:marker-style-name="T4"><text:span text:style-name="T5">TUNNISTE</text:span><text:span text:style-name="T5"/></text:p>
          </table:table-cell>
          <table:table-cell table:style-name="Table8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8.A1" office:value-type="string">
            <text:p text:style-name="P5" loext:marker-style-name="T4"><text:span text:style-name="T5">KUVAUS</text:span><text:span text:style-name="T5"/></text:p>
          </table:table-cell>
          <table:table-cell table:style-name="Table8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8.1">
          <table:table-cell table:style-name="Table8.A2" office:value-type="string">
            <text:p text:style-name="P5" loext:marker-style-name="T4"><text:span text:style-name="T6">SP-08/001</text:span><text:span text:style-name="T5"/></text:p>
          </table:table-cell>
          <table:table-cell table:style-name="Table8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2" office:value-type="string">
            <text:p text:style-name="P6" loext:marker-style-name="T3"><text:span text:style-name="T7">Sovelluksessa tulee olla näkymä, jossa näytetään kilpailun tai turnauksen aikainen, reaaliaikaisesti päivittyvä tuloskortti</text:span><text:span text:style-name="T7"/></text:p>
          </table:table-cell>
          <table:table-cell table:style-name="Table8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3">
          <table:table-cell table:style-name="Table8.A1" office:value-type="string">
            <text:p text:style-name="P5" loext:marker-style-name="T4"><text:span text:style-name="T6">SP-08/002</text:span><text:span text:style-name="T5"/></text:p>
          </table:table-cell>
          <table:table-cell table:style-name="Table8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1" office:value-type="string">
            <text:p text:style-name="P6" loext:marker-style-name="T3"><text:span text:style-name="T7">Käyttäjien tulee myös itse voida luoda tuloskortti omia henkilökohtaisia pelejään varten</text:span><text:span text:style-name="T7"/></text:p>
          </table:table-cell>
          <table:table-cell table:style-name="Table8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4">
          <table:table-cell table:style-name="Table8.A2" office:value-type="string">
            <text:p text:style-name="P5" loext:marker-style-name="T4"><text:span text:style-name="T6">SP-08/003</text:span><text:span text:style-name="T5"/></text:p>
          </table:table-cell>
          <table:table-cell table:style-name="Table8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2" office:value-type="string">
            <text:p text:style-name="P6" loext:marker-style-name="T3"><text:span text:style-name="T7">Käyttäjän tulee pystyä kirjaamaan väyläkohtainen tulos tuloskorttiin (sisältää myös rangaistukset)</text:span><text:span text:style-name="T7"/></text:p>
          </table:table-cell>
          <table:table-cell table:style-name="Table8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5">
          <table:table-cell table:style-name="Table8.A1" office:value-type="string">
            <text:p text:style-name="P5" loext:marker-style-name="T4"><text:span text:style-name="T6">SP-08/004</text:span><text:span text:style-name="T5"/></text:p>
          </table:table-cell>
          <table:table-cell table:style-name="Table8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1" office:value-type="string">
            <text:p text:style-name="P6" loext:marker-style-name="T3"><text:span text:style-name="T7">Kilpailun hallinnoitsijoiden tulee voida luoda yhteinen tuloskortti kaikille ryhmille, jotka osallistuvat kilpailuun</text:span><text:span text:style-name="T7"/></text:p>
          </table:table-cell>
          <table:table-cell table:style-name="Table8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6">
          <table:table-cell table:style-name="Table8.A2" office:value-type="string">
            <text:p text:style-name="P5" loext:marker-style-name="T4"><text:span text:style-name="T6">SP-08/005</text:span><text:span text:style-name="T5"/></text:p>
          </table:table-cell>
          <table:table-cell table:style-name="Table8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2" office:value-type="string">
            <text:p text:style-name="P6" loext:marker-style-name="T3"><text:span text:style-name="T7">Tulosten kirjaamisen tulee olla mahdollista vain kilpailun hallitsijoiden määrittämän aikaikkunan sisällä (esimerkiksi </text:span><text:bookmark-start text:name="_Int_WRzPYFkD"/><text:span text:style-name="T7">tii-ajan</text:span><text:bookmark-end text:name="_Int_WRzPYFkD"/><text:span text:style-name="T7"> alusta tuloskortin palauttamiseen asti)</text:span><text:span text:style-name="T7"/></text:p>
          </table:table-cell>
          <table:table-cell table:style-name="Table8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7">
          <table:table-cell table:style-name="Table8.A1" office:value-type="string">
            <text:p text:style-name="P5" loext:marker-style-name="T4"><text:span text:style-name="T6">SP-08/006</text:span><text:span text:style-name="T5"/></text:p>
          </table:table-cell>
          <table:table-cell table:style-name="Table8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1" office:value-type="string">
            <text:p text:style-name="P6" loext:marker-style-name="T3"><text:span text:style-name="T7">Käyttäjän tulee voida lisätä luomallensa kortille muita käyttäjiä, joiden tietoja on mahdollista lisätä kortille</text:span><text:span text:style-name="T7"/></text:p>
          </table:table-cell>
          <table:table-cell table:style-name="Table8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8.8">
          <table:table-cell table:style-name="Table8.A2" office:value-type="string">
            <text:p text:style-name="P5" loext:marker-style-name="T4"><text:span text:style-name="T6">SP-08/007</text:span><text:span text:style-name="T5"/></text:p>
          </table:table-cell>
          <table:table-cell table:style-name="Table8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2" office:value-type="string">
            <text:p text:style-name="P6" loext:marker-style-name="T3"><text:span text:style-name="T7">Kilpailun luojat voivat merkitä käyttäjän kilpailun toimitsijaksi, joka voi itsenäisesti lisätä kaikkien kilpailijoiden tietoja tuloskortille</text:span><text:span text:style-name="T7"/></text:p>
          </table:table-cell>
          <table:table-cell table:style-name="Table8.A2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8.9">
          <table:table-cell table:style-name="Table8.A1" office:value-type="string">
            <text:p text:style-name="P5" loext:marker-style-name="T4"><text:span text:style-name="T6">SP-08/008</text:span><text:span text:style-name="T5"/></text:p>
          </table:table-cell>
          <table:table-cell table:style-name="Table8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8.A1" office:value-type="string">
            <text:p text:style-name="P6" loext:marker-style-name="T3"><text:span text:style-name="T7">Tuloskortin tuloksia tulee pystyä muokkaamaan jälkikäteen turnauksen hallitsijoiden toimesta</text:span><text:span text:style-name="T7"/></text:p>
          </table:table-cell>
          <table:table-cell table:style-name="Table8.A1" office:value-type="string">
            <text:p text:style-name="P6" loext:marker-style-name="T3"><text:span text:style-name="T7">Välttämätön</text:span><text:span text:style-name="T7"/></text:p>
          </table:table-cell>
        </table:table-row>
      </table:table>
      <text:p text:style-name="P3" loext:marker-style-name="T3"/>
      <text:p text:style-name="P7" loext:marker-style-name="T8"/>
      <text:list text:continue-numbering="true" text:style-name="WWNum1">
        <text:list-item>
          <text:p text:style-name="P8" loext:marker-style-name="T3"><text:span text:style-name="T4">Sekalaiset ominaisuudet</text:span><text:span text:style-name="T4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5" loext:marker-style-name="T4"><text:span text:style-name="T5">TUNNISTE</text:span><text:span text:style-name="T5"/></text:p>
          </table:table-cell>
          <table:table-cell table:style-name="Table9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9.A1" office:value-type="string">
            <text:p text:style-name="P5" loext:marker-style-name="T4"><text:span text:style-name="T5">KUVAUS</text:span><text:span text:style-name="T5"/></text:p>
          </table:table-cell>
          <table:table-cell table:style-name="Table9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9.1">
          <table:table-cell table:style-name="Table9.A2" office:value-type="string">
            <text:p text:style-name="P5" loext:marker-style-name="T4"><text:span text:style-name="T6">SP-9/001</text:span><text:span text:style-name="T5"/></text:p>
          </table:table-cell>
          <table:table-cell table:style-name="Table9.A2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9.A2" office:value-type="string">
            <text:p text:style-name="P6" loext:marker-style-name="T3"><text:span text:style-name="T7">Käyttäjällä tulee olla mahdollisuus jakaa turnauksen tuloskortti sosiaaliseen mediaan</text:span><text:span text:style-name="T7"/></text:p>
          </table:table-cell>
          <table:table-cell table:style-name="Table9.A2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9.3">
          <table:table-cell table:style-name="Table9.A1" office:value-type="string">
            <text:p text:style-name="P5" loext:marker-style-name="T4"><text:span text:style-name="T6">SP-9/002</text:span><text:span text:style-name="T5"/></text:p>
          </table:table-cell>
          <table:table-cell table:style-name="Table9.A1" office:value-type="string">
            <text:p text:style-name="P6" loext:marker-style-name="T3"><text:span text:style-name="T7">Suunnittelupalaveri 7.10.2024</text:span><text:span text:style-name="T7"/></text:p>
          </table:table-cell>
          <table:table-cell table:style-name="Table9.A1" office:value-type="string">
            <text:p text:style-name="P6" loext:marker-style-name="T3"><text:span text:style-name="T7">Käyttäjällä tulee olla mahdollisuus aloittaa puttiharjoitus-pelitila</text:span><text:span text:style-name="T7"/></text:p>
          </table:table-cell>
          <table:table-cell table:style-name="Table9.A1" office:value-type="string">
            <text:p text:style-name="P6" loext:marker-style-name="T3"><text:span text:style-name="T7">Kohtalainen</text:span><text:span text:style-name="T7"/></text:p>
          </table:table-cell>
        </table:table-row>
        <table:table-row table:style-name="Table9.4">
          <table:table-cell table:style-name="Table9.A2" office:value-type="string">
            <text:p text:style-name="P5" loext:marker-style-name="T4"><text:span text:style-name="T6">SP-9/003</text:span><text:span text:style-name="T5"/></text:p>
          </table:table-cell>
          <table:table-cell table:style-name="Table9.A2" office:value-type="string">
            <text:p text:style-name="P6" loext:marker-style-name="T3"><text:span text:style-name="T7">Suunnittelupalaveri 11.10.2024,</text:span></text:p>
            <text:p text:style-name="P13" loext:marker-style-name="T3"><text:span text:style-name="T7">päivitetty 13.11.2024</text:span></text:p>
          </table:table-cell>
          <table:table-cell table:style-name="Table9.A2" office:value-type="string">
            <text:p text:style-name="P6" loext:marker-style-name="T3"><text:span text:style-name="T7">Sovelluksessa tulee olla </text:span><text:bookmark-start text:name="_Int_cXIxJbdw"/><text:span text:style-name="T7">ohje-sivu</text:span><text:bookmark-end text:name="_Int_cXIxJbdw"/><text:span text:style-name="T7">, jossa on selitettynä sovelluksen toiminnallisuus ja miten ominaisuuksia käytetään käyttäjän näkökulmasta</text:span><text:span text:style-name="T7"/></text:p>
          </table:table-cell>
          <table:table-cell table:style-name="Table9.A2" office:value-type="string">
            <text:p text:style-name="P14" loext:marker-style-name="T3"><text:span text:style-name="T7">Korkea</text:span></text:p>
          </table:table-cell>
        </table:table-row>
        <table:table-row table:style-name="Table9.5">
          <table:table-cell table:style-name="Table9.A1" office:value-type="string">
            <text:p text:style-name="P5" loext:marker-style-name="T4"><text:span text:style-name="T6">SP-09/004</text:span><text:span text:style-name="T5"/></text:p>
          </table:table-cell>
          <table:table-cell table:style-name="Table9.A1" office:value-type="string">
            <text:p text:style-name="P6" loext:marker-style-name="T3"><text:span text:style-name="T7">Suunnittelupalaveri 11.10.2024</text:span><text:span text:style-name="T7"/></text:p>
          </table:table-cell>
          <table:table-cell table:style-name="Table9.A1" office:value-type="string">
            <text:p text:style-name="P6" loext:marker-style-name="T3"><text:span text:style-name="T7">Ensimmäisellä käynnistyskerralla tulee näyttää ns. t</text:span><text:bookmark-start text:name="_Int_YZtG1xA7"/><text:span text:style-name="T7">utoriaali, </text:span><text:bookmark-end text:name="_Int_YZtG1xA7"/><text:span text:style-name="T7">jossa </text:span><text:bookmark-start text:name="_Int_CTNcbDIR"/><text:span text:style-name="T7">näytetään miten sovelluksen päätoiminnallisuus toimii</text:span><text:bookmark-end text:name="_Int_CTNcbDIR"/><text:span text:style-name="T7"/></text:p>
          </table:table-cell>
          <table:table-cell table:style-name="Table9.A1" office:value-type="string">
            <text:p text:style-name="P6" loext:marker-style-name="T3"><text:span text:style-name="T7">Kohtalainen</text:span><text:span text:style-name="T7"/></text:p>
          </table:table-cell>
        </table:table-row>
      </table:table>
      <text:p text:style-name="P3" loext:marker-style-name="T3"/>
      <text:p text:style-name="P15" loext:marker-style-name="T10"><text:span text:style-name="T1">Ei-toiminnalliset vaatimukset</text:span><text:span text:style-name="T1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5" loext:marker-style-name="T4"><text:span text:style-name="T5">TUNNISTE</text:span><text:span text:style-name="T5"/></text:p>
          </table:table-cell>
          <table:table-cell table:style-name="Table10.A1" office:value-type="string">
            <text:p text:style-name="P5" loext:marker-style-name="T4"><text:span text:style-name="T5">ALKUPERÄ</text:span><text:span text:style-name="T5"/></text:p>
          </table:table-cell>
          <table:table-cell table:style-name="Table10.A1" office:value-type="string">
            <text:p text:style-name="P5" loext:marker-style-name="T4"><text:span text:style-name="T5">KUVAUS</text:span><text:span text:style-name="T5"/></text:p>
          </table:table-cell>
          <table:table-cell table:style-name="Table10.A1" office:value-type="string">
            <text:p text:style-name="P5" loext:marker-style-name="T4"><text:span text:style-name="T5">PRIORITEETTI</text:span><text:span text:style-name="T5"/></text:p>
          </table:table-cell>
        </table:table-row>
        <table:table-row table:style-name="Table10.1">
          <table:table-cell table:style-name="Table10.A2" office:value-type="string">
            <text:p text:style-name="P5" loext:marker-style-name="T4"><text:span text:style-name="T11">ET-1/001</text:span><text:span text:style-name="T12"/></text:p>
          </table:table-cell>
          <table:table-cell table:style-name="Table10.A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2" office:value-type="string">
            <text:p text:style-name="P6" loext:marker-style-name="T3"><text:span text:style-name="T13">Käyttäjien luottamukselliset tiedot tulee olla salattuja ja turvallisesti tallennettuna tietokantaan</text:span><text:span text:style-name="T13"/></text:p>
          </table:table-cell>
          <table:table-cell table:style-name="Table10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3">
          <table:table-cell table:style-name="Table10.A1" office:value-type="string">
            <text:p text:style-name="P5" loext:marker-style-name="T4"><text:span text:style-name="T6">ET-1/002</text:span><text:span text:style-name="T5"/></text:p>
          </table:table-cell>
          <table:table-cell table:style-name="Table10.A1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1" office:value-type="string">
            <text:p text:style-name="P6" loext:marker-style-name="T3"><text:span text:style-name="T13">Käyttäjien yksilöiviä tietoja tulee käsitellä paikallisten lakien ja asetusten mukaisesti</text:span><text:span text:style-name="T13"/></text:p>
          </table:table-cell>
          <table:table-cell table:style-name="Table10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4">
          <table:table-cell table:style-name="Table10.A2" office:value-type="string">
            <text:p text:style-name="P5" loext:marker-style-name="T4"><text:span text:style-name="T6">ET-1/003</text:span><text:span text:style-name="T5"/></text:p>
          </table:table-cell>
          <table:table-cell table:style-name="Table10.A2" office:value-type="string">
            <text:p text:style-name="P6" loext:marker-style-name="T3"><text:span text:style-name="T13">Suunnittelupalaveri 11.10.2024</text:span><text:span text:style-name="T13"/></text:p>
            <text:p text:style-name="P16" loext:marker-style-name="T7"/>
          </table:table-cell>
          <table:table-cell table:style-name="Table10.A2" office:value-type="string">
            <text:p text:style-name="P6" loext:marker-style-name="T3"><text:span text:style-name="T7">Käyttäjän tulee voida muuttaa ja poistaa omia tietojansa koska tahansa</text:span><text:span text:style-name="T7"/></text:p>
          </table:table-cell>
          <table:table-cell table:style-name="Table10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5">
          <table:table-cell table:style-name="Table10.A1" office:value-type="string">
            <text:p text:style-name="P5" loext:marker-style-name="T4"><text:span text:style-name="T6">ET-1/004</text:span><text:span text:style-name="T5"/></text:p>
          </table:table-cell>
          <table:table-cell table:style-name="Table10.A1" office:value-type="string">
            <text:p text:style-name="P6" loext:marker-style-name="T3"><text:span text:style-name="T13">Suunnittelupalaveri 11.10.2024</text:span><text:span text:style-name="T13"/></text:p>
            <text:p text:style-name="P16" loext:marker-style-name="T7"/>
          </table:table-cell>
          <table:table-cell table:style-name="Table10.A1" office:value-type="string">
            <text:p text:style-name="P6" loext:marker-style-name="T3"><text:span text:style-name="T7">Käyttäjällä tulee olla mahdollisuus saada selville mitä tietoja hänestä on tallennettu järjestelmään</text:span><text:span text:style-name="T7"/></text:p>
          </table:table-cell>
          <table:table-cell table:style-name="Table10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6">
          <table:table-cell table:style-name="Table10.A2" office:value-type="string">
            <text:p text:style-name="P5" loext:marker-style-name="T4"><text:span text:style-name="T6">ET-1/005</text:span><text:span text:style-name="T5"/></text:p>
          </table:table-cell>
          <table:table-cell table:style-name="Table10.A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2" office:value-type="string">
            <text:p text:style-name="P6" loext:marker-style-name="T3"><text:span text:style-name="T7">Järjestelmän tulee kestää 1000 samanaikaista käyttäjää ilman merkittäviä vaikutuksia suorituskykyyn</text:span><text:span text:style-name="T7"/></text:p>
          </table:table-cell>
          <table:table-cell table:style-name="Table10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7">
          <table:table-cell table:style-name="Table10.A1" office:value-type="string">
            <text:p text:style-name="P5" loext:marker-style-name="T4"><text:span text:style-name="T6">ET-1/006</text:span><text:span text:style-name="T5"/></text:p>
          </table:table-cell>
          <table:table-cell table:style-name="Table10.A1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1" office:value-type="string">
            <text:p text:style-name="P6" loext:marker-style-name="T3"><text:span text:style-name="T7">Järjestelmän tulee skaalautua niin, että äkilliset käyttäjäpiikit aiheuttavat minimaalisen vaikutuksen järjestelmän toimintaan</text:span><text:span text:style-name="T7"/></text:p>
          </table:table-cell>
          <table:table-cell table:style-name="Table10.A1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7">
          <table:table-cell table:style-name="Table10.A2" office:value-type="string">
            <text:p text:style-name="P5" loext:marker-style-name="T4"><text:span text:style-name="T6">ET-1/007</text:span><text:span text:style-name="T5"/></text:p>
          </table:table-cell>
          <table:table-cell table:style-name="Table10.A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2" office:value-type="string">
            <text:p text:style-name="P17" loext:marker-style-name="T3"><text:span text:style-name="T7">Sovelluksen mobiiliversion tulee avautua alle viidessä sekunnissa kuluttajaluokan laitteistolla 4G-verkossa</text:span><text:span text:style-name="T7"/></text:p>
          </table:table-cell>
          <table:table-cell table:style-name="Table10.A2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10.7">
          <table:table-cell table:style-name="Table10.A1" office:value-type="string">
            <text:p text:style-name="P5" loext:marker-style-name="T4"><text:span text:style-name="T6">ET-1/008</text:span><text:span text:style-name="T5"/></text:p>
          </table:table-cell>
          <table:table-cell table:style-name="Table10.A1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1" office:value-type="string">
            <text:p text:style-name="P6" loext:marker-style-name="T3"><text:span text:style-name="T7">Sovelluksen selainversion tulee avautua alle kolmessa sekunnissa kuluttajaluokan laitteistolla ja 100M latausnopeudella</text:span><text:span text:style-name="T7"/></text:p>
          </table:table-cell>
          <table:table-cell table:style-name="Table10.A1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10.10">
          <table:table-cell table:style-name="Table10.A2" office:value-type="string">
            <text:p text:style-name="P5" loext:marker-style-name="T4"><text:span text:style-name="T6">ET-1/009</text:span><text:span text:style-name="T5"/></text:p>
          </table:table-cell>
          <table:table-cell table:style-name="Table10.A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2" office:value-type="string">
            <text:p text:style-name="P6" loext:marker-style-name="T3"><text:span text:style-name="T7">Mobiilisovelluksessa tulee olla myös perustoiminnallisuus ilman internetyhteyttä</text:span><text:span text:style-name="T7"/></text:p>
          </table:table-cell>
          <table:table-cell table:style-name="Table10.A2" office:value-type="string">
            <text:p text:style-name="P6" loext:marker-style-name="T3"><text:span text:style-name="T7">Välttämätön</text:span><text:span text:style-name="T7"/></text:p>
          </table:table-cell>
        </table:table-row>
        <table:table-row table:style-name="Table10.7">
          <table:table-cell table:style-name="Table10.A1" office:value-type="string">
            <text:p text:style-name="P11" loext:marker-style-name="T4"/>
          </table:table-cell>
          <table:table-cell table:style-name="Table10.A1" office:value-type="string">
            <text:p text:style-name="P12" loext:marker-style-name="T3"/>
          </table:table-cell>
          <table:table-cell table:style-name="Table10.A1" office:value-type="string">
            <text:p text:style-name="P12" loext:marker-style-name="T3"/>
          </table:table-cell>
          <table:table-cell table:style-name="Table10.A1" office:value-type="string">
            <text:p text:style-name="P12" loext:marker-style-name="T3"/>
            <text:p text:style-name="P12" loext:marker-style-name="T3"/>
            <text:p text:style-name="P12" loext:marker-style-name="T3"/>
            <text:p text:style-name="P6" loext:marker-style-name="T3"><text:span text:style-name="T3">(jatkuu seuraavalla</text:span><text:span text:style-name="T3"/></text:p>
            <text:p text:style-name="P6" loext:marker-style-name="T3"><text:span text:style-name="T3">sivulla)</text:span><text:span text:style-name="T3"/></text:p>
          </table:table-cell>
        </table:table-row>
        <text:soft-page-break/>
        <table:table-row table:style-name="Table10.7">
          <table:table-cell table:style-name="Table10.A12" office:value-type="string">
            <text:p text:style-name="P5" loext:marker-style-name="T4"><text:span text:style-name="T6">ET-1/010</text:span><text:span text:style-name="T5"/></text:p>
          </table:table-cell>
          <table:table-cell table:style-name="Table10.A1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12" office:value-type="string">
            <text:p text:style-name="P6" loext:marker-style-name="T3"><text:span text:style-name="T7">Järjestelmän tulee olla yksinkertainen ja selkeä käyttää, niin selainversiolla kuin mobiililaitteilla</text:span><text:span text:style-name="T7"/></text:p>
          </table:table-cell>
          <table:table-cell table:style-name="Table10.A12" office:value-type="string">
            <text:p text:style-name="P6" loext:marker-style-name="T3"><text:span text:style-name="T7">Korkea</text:span><text:span text:style-name="T7"/></text:p>
          </table:table-cell>
        </table:table-row>
        <table:table-row table:style-name="Table10.7">
          <table:table-cell table:style-name="Table10.A12" office:value-type="string">
            <text:p text:style-name="P5" loext:marker-style-name="T4"><text:span text:style-name="T6">ET-1/011</text:span><text:span text:style-name="T5"/></text:p>
          </table:table-cell>
          <table:table-cell table:style-name="Table10.A12" office:value-type="string">
            <text:p text:style-name="P6" loext:marker-style-name="T3"><text:span text:style-name="T13">Suunnittelupalaveri 11.10.2024</text:span><text:span text:style-name="T13"/></text:p>
          </table:table-cell>
          <table:table-cell table:style-name="Table10.A12" office:value-type="string">
            <text:p text:style-name="P6" loext:marker-style-name="T3"><text:span text:style-name="T7">Alustan tulee olla saavutettavissa </text:span><text:bookmark-start text:name="_Int_8Cw9Txay"/><text:span text:style-name="T7">99%</text:span><text:bookmark-end text:name="_Int_8Cw9Txay"/><text:span text:style-name="T7"> prosenttia liukuvasta, 30 päivän mittaisesta ajasta</text:span><text:span text:style-name="T7"/></text:p>
          </table:table-cell>
          <table:table-cell table:style-name="Table10.A12" office:value-type="string">
            <text:p text:style-name="P6" loext:marker-style-name="T3"><text:span text:style-name="T7">Välttämätön</text:span><text:span text:style-name="T7"/></text:p>
          </table:table-cell>
        </table:table-row>
      </table:table>
      <text:p text:style-name="P18" loext:marker-style-name="T4"/>
      <text:p text:style-name="P2" loext:marker-style-name="T3"><text:span text:style-name="T4">Tunnisteiden nimitys:</text:span><text:span text:style-name="T4"/></text:p>
      <text:p text:style-name="P2" loext:marker-style-name="T3"><text:span text:style-name="T3">SP – Suunnittelupalaveri</text:span><text:span text:style-name="T3"/></text:p>
      <text:p text:style-name="P19" loext:marker-style-name="T3"><text:span text:style-name="T3">ET – Ei-toiminnallinen vaatimus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ptos" fo:font-family="Aptos" style:font-family-generic="roman" style:font-pitch="variable" fo:font-size="11pt" fo:language="fi" fo:country="FI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fo:language="fi" fo:country="FI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fo:language="fi" fo:country="FI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fo:language="fi" fo:country="FI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language="fi" fo:country="FI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fo:language="fi" fo:country="FI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language="fi" fo:country="FI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fo:language="fi" fo:country="FI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language="fi" fo:country="FI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fo:language="fi" fo:country="FI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fo:language="fi" fo:country="FI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fo:language="fi" fo:country="FI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fi" fo:country="FI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language="fi" fo:country="FI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e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margin-top="0in" fo:margin-bottom="0.111in" style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35in" fo:margin-left="0in" fo:margin-right="0in" fo:margin-bottom="0.4937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ITE 1/<text:bookmark-start text:name="PageNumWizard_HEADER_Default_Page_Style1"/><text:page-number text:select-page="current">12</text:page-number><text:bookmark-end text:name="PageNumWizard_HEADER_Default_Page_Style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5:02:00</meta:creation-date>
    <meta:initial-creator>Kalle Vesanterä NTIS23K</meta:initial-creator>
    <dc:language>fi-FI</dc:language>
    <dc:date>2024-11-13T15:09:34.605376005</dc:date>
    <meta:editing-cycles>269</meta:editing-cycles>
    <meta:editing-duration>PT56M1S</meta:editing-duration>
    <meta:generator>LibreOffice/24.8.3.1$Linux_X86_64 LibreOffice_project/480$Build-1</meta:generator>
    <meta:document-statistic meta:table-count="10" meta:image-count="0" meta:object-count="0" meta:page-count="12" meta:paragraph-count="346" meta:word-count="1157" meta:character-count="11290" meta:non-whitespace-character-count="10486"/>
    <meta:user-defined meta:name="AppVersion">15.0000</meta:user-defined>
    <meta:user-defined meta:name="DocSecurity" meta:value-type="float">4</meta:user-defined>
    <meta:template xlink:type="simple" xlink:actuate="onRequest" xlink:title="Normal.dotm" xlink:href=""/>
  </office:meta>
</office:document-meta>
</file>